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2" style:family="paragraph" style:parent-style-name="Standard">
      <style:text-properties fo:font-weight="normal" officeooo:rsid="002d6379" officeooo:paragraph-rsid="002d6379" style:font-weight-asian="normal" style:font-weight-complex="normal"/>
    </style:style>
    <style:style style:name="P3" style:family="paragraph" style:parent-style-name="Standard">
      <style:text-properties fo:font-weight="normal" officeooo:rsid="002d6379" officeooo:paragraph-rsid="0035a8fd" style:font-weight-asian="normal" style:font-weight-complex="normal"/>
    </style:style>
    <style:style style:name="P4" style:family="paragraph" style:parent-style-name="Standard">
      <style:text-properties fo:font-weight="normal" officeooo:rsid="00214c5a" officeooo:paragraph-rsid="0032753b" style:font-weight-asian="normal" style:font-weight-complex="normal"/>
    </style:style>
    <style:style style:name="P5" style:family="paragraph" style:parent-style-name="Standard">
      <style:text-properties fo:font-weight="normal" officeooo:rsid="00214c5a" officeooo:paragraph-rsid="003e4c19" style:font-weight-asian="normal" style:font-weight-complex="normal"/>
    </style:style>
    <style:style style:name="P6" style:family="paragraph" style:parent-style-name="Standard">
      <style:text-properties fo:font-weight="normal" officeooo:rsid="002a82db" officeooo:paragraph-rsid="0032753b" style:font-weight-asian="normal" style:font-weight-complex="normal"/>
    </style:style>
    <style:style style:name="P7" style:family="paragraph" style:parent-style-name="Standard">
      <style:text-properties fo:font-weight="normal" officeooo:rsid="00369d22" officeooo:paragraph-rsid="00369d22" style:font-weight-asian="normal" style:font-weight-complex="normal"/>
    </style:style>
    <style:style style:name="P8" style:family="paragraph" style:parent-style-name="Standard">
      <style:text-properties fo:font-weight="normal" officeooo:rsid="00369d22" officeooo:paragraph-rsid="003e4c19" style:font-weight-asian="normal" style:font-weight-complex="normal"/>
    </style:style>
    <style:style style:name="P9" style:family="paragraph" style:parent-style-name="Standard">
      <style:text-properties fo:font-weight="normal" officeooo:rsid="0038bb9d" officeooo:paragraph-rsid="0038bb9d" style:font-weight-asian="normal" style:font-weight-complex="normal"/>
    </style:style>
    <style:style style:name="P10" style:family="paragraph" style:parent-style-name="Standard">
      <style:text-properties fo:font-weight="normal" officeooo:rsid="0038bb9d" officeooo:paragraph-rsid="003e4c19" style:font-weight-asian="normal" style:font-weight-complex="normal"/>
    </style:style>
    <style:style style:name="P11" style:family="paragraph" style:parent-style-name="Standard">
      <style:text-properties fo:font-weight="normal" officeooo:rsid="0033cd94" officeooo:paragraph-rsid="003e4c19" style:font-weight-asian="normal" style:font-weight-complex="normal"/>
    </style:style>
    <style:style style:name="P12" style:family="paragraph" style:parent-style-name="Standard">
      <style:text-properties fo:font-weight="normal" officeooo:rsid="004059d2" officeooo:paragraph-rsid="004059d2" style:font-weight-asian="normal" style:font-weight-complex="normal"/>
    </style:style>
    <style:style style:name="P13" style:family="paragraph" style:parent-style-name="Standard">
      <style:text-properties officeooo:paragraph-rsid="001d6541"/>
    </style:style>
    <style:style style:name="P14" style:family="paragraph" style:parent-style-name="Standard">
      <style:text-properties officeooo:rsid="001873f1" officeooo:paragraph-rsid="001d6541"/>
    </style:style>
    <style:style style:name="P15" style:family="paragraph" style:parent-style-name="Standard">
      <style:text-properties officeooo:rsid="000f1610" officeooo:paragraph-rsid="001f0e9f"/>
    </style:style>
    <style:style style:name="P16" style:family="paragraph" style:parent-style-name="Standard">
      <style:text-properties officeooo:rsid="001e2b7a" officeooo:paragraph-rsid="001f0e9f"/>
    </style:style>
    <style:style style:name="P17" style:family="paragraph" style:parent-style-name="Standard">
      <style:text-properties officeooo:rsid="001f0e9f" officeooo:paragraph-rsid="001f0e9f"/>
    </style:style>
    <style:style style:name="P18" style:family="paragraph" style:parent-style-name="Standard">
      <style:text-properties fo:font-weight="bold" officeooo:rsid="002d6379" officeooo:paragraph-rsid="002d6379" style:font-weight-asian="bold" style:font-weight-complex="bold"/>
    </style:style>
    <style:style style:name="P19" style:family="paragraph" style:parent-style-name="Standard">
      <style:text-properties fo:font-weight="bold" officeooo:rsid="002d6379" officeooo:paragraph-rsid="0035a8fd" style:font-weight-asian="bold" style:font-weight-complex="bold"/>
    </style:style>
    <style:style style:name="P20" style:family="paragraph" style:parent-style-name="Standard">
      <style:text-properties style:font-name="Liberation Mono" fo:font-size="11pt" fo:font-weight="normal" officeooo:rsid="002d6379" officeooo:paragraph-rsid="002d6379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Mono" fo:font-size="11pt" fo:font-weight="normal" officeooo:rsid="002d6379" officeooo:paragraph-rsid="004059d2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Mono" fo:font-size="11pt" fo:font-weight="normal" officeooo:rsid="002d6379" officeooo:paragraph-rsid="0035a8fd" style:font-size-asian="11pt" style:font-weight-asian="normal" style:font-size-complex="11pt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be45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1d6541" style:font-weight-asian="normal" style:font-weight-complex="normal"/>
    </style:style>
    <style:style style:name="T7" style:family="text">
      <style:text-properties officeooo:rsid="000d04e9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10" style:family="text">
      <style:text-properties officeooo:rsid="001873f1"/>
    </style:style>
    <style:style style:name="T11" style:family="text">
      <style:text-properties officeooo:rsid="001d6541"/>
    </style:style>
    <style:style style:name="T12" style:family="text">
      <style:text-properties officeooo:rsid="001e2b7a"/>
    </style:style>
    <style:style style:name="T13" style:family="text">
      <style:text-properties officeooo:rsid="001f0e9f"/>
    </style:style>
    <style:style style:name="T14" style:family="text">
      <style:text-properties officeooo:rsid="0035a8fd"/>
    </style:style>
    <style:style style:name="T15" style:family="text">
      <style:text-properties officeooo:rsid="0036e677"/>
    </style:style>
    <style:style style:name="T16" style:family="text">
      <style:text-properties officeooo:rsid="003e4c19"/>
    </style:style>
    <style:style style:name="T17" style:family="text">
      <style:text-properties officeooo:rsid="003f0a06"/>
    </style:style>
    <style:style style:name="T18" style:family="text">
      <style:text-properties officeooo:rsid="003f3e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7">pružaju</text:span> informacije vezane isključivo za razumevanje teksta zadatka<text:line-break/><text:tab/><text:span text:style-name="T7">i pomoć oko korišćnja programskih alata</text:span>.</text:p>
      <text:p text:style-name="P13">9.<text:tab/><text:span text:style-name="T10">Nazivi promenljivih koje se inicijalno nalaze u zad.S fajlu se </text:span><text:span text:style-name="T2">ne smeju menjati</text:span><text:span text:style-name="T10">.<text:tab/>Njihove <text:tab/>vrednosti se mogu (i trebaju) menjati, da se ispitaju razni ulazi za program.</text:span></text:p>
      <text:p text:style-name="P13"><text:span text:style-name="T10"><text:tab/>Sadržaji stringova koji su zadati u zad.S fajlu se takođe </text:span><text:span text:style-name="T2">ne smeju menjati</text:span><text:span text:style-name="T10">.<text:tab/></text:span></text:p>
      <text:p text:style-name="P14"><text:tab/>Ukoliko je potrebno, mogu se dodavati nove promenljive.</text:p>
      <text:p text:style-name="Standard"><text:span text:style-name="T5">1</text:span><text:span text:style-name="T6">0</text:span><text:span text:style-name="T5">.</text:span><text:span text:style-name="T1"><text:tab/>Test se snima.</text:span></text:p>
      <text:p text:style-name="Standard">1<text:span text:style-name="T11">1</text:span>.<text:tab/>Test traje 2 sata i 45 minuta.</text:p>
      <text:p text:style-name="Standard"/>
      <text:p text:style-name="Standard"><text:span text:style-name="T3">Zadatak</text:span>:</text:p>
      <text:p text:style-name="P5">Napisati asemblerski program <text:span text:style-name="T16">koji obrađuje elemente niza zadate u osnovi 36 (cifre 0-9 i slova a-z). Elementi niza se unose kao jedan string sa do 150 znakova, razdvojeni sa jednim ili više razmaka. Smatrati da neće biti uneto više od 10 elemenata i da neće biti razmaka na početku i kraju stringa. Ukoliko se u jednom elementu niza nalazi više pojava istog slova, potrebno je izbaciti sva pojavljivanja tog slova osim prvog.</text:span></text:p>
      <text:p text:style-name="P4"/>
      <text:p text:style-name="P11">Nakon <text:span text:style-name="T16">znakovne </text:span>transformacije <text:span text:style-name="T16">elemenata niza,</text:span> potrebno je <text:span text:style-name="T16">niz konverotavti u interni oblik i odraditi transformaciju njegovih vrednosti,</text:span> tako da <text:span text:style-name="T14">se na prvi element doda vrednost nultog, na drugi element doda vrednost prvog i nultog elementa, itd:<text:line-break/><text:tab/>[ niz[0], niz[0]+niz[1], niz[0]+niz[1]+niz[2], niz[0]+niz[1]+niz[2]+niz[3],... ]</text:span></text:p>
      <text:p text:style-name="P6"/>
      <text:p text:style-name="P7">Ukoliko dođe do greške u konverziji brojeva<text:span text:style-name="T16">,</text:span> ili se prosledi prazan string<text:span text:style-name="T16">,</text:span> ispisati na ekranu<text:span text:style-name="T16"> poruku</text:span> <text:span text:style-name="T3">Greska1 </text:span>i <text:span text:style-name="T16">postaviti </text:span>izlazni kod programa <text:span text:style-name="T16">na</text:span> 1.</text:p>
      <text:p text:style-name="P8">Ukoliko dođe do greške pri transformisanju<text:span text:style-name="T16"> vrednosti</text:span> niza<text:span text:style-name="T16">,</text:span> potrebno je ispisati na ekranu<text:span text:style-name="T16"> poruku</text:span> <text:span text:style-name="T3">Gre</text:span><text:span text:style-name="T4">s</text:span><text:span text:style-name="T3">ka2 </text:span>i <text:span text:style-name="T16">postaviti </text:span>izlazni kod programa <text:span text:style-name="T16">na</text:span> 2.</text:p>
      <text:p text:style-name="P7"/>
      <text:p text:style-name="P10">Tra<text:span text:style-name="T18">n</text:span>sformisan<text:span text:style-name="T18">i</text:span> <text:span text:style-name="T17">niz na kraju treba </text:span>ispisati u <text:span text:style-name="T17">dekadnom brojnom sistemu.</text:span></text:p>
      <text:p text:style-name="P9"/>
      <text:p text:style-name="P18">Primer 1 interakcije sa programom:</text:p>
      <text:p text:style-name="P2"/>
      <text:p text:style-name="P20">Unesite do 10 brojeva (niz1): <text:span text:style-name="T14">7 8 9 10</text:span></text:p>
      <text:p text:style-name="P20">Transformisan niz: <text:s/><text:span text:style-name="T14">7</text:span> <text:span text:style-name="T14">15</text:span> <text:span text:style-name="T14">24 60</text:span></text:p>
      <text:p text:style-name="P2"/>
      <text:p text:style-name="P19">Primer <text:span text:style-name="T14">2</text:span> interakcije sa programom:</text:p>
      <text:p text:style-name="P3"/>
      <text:p text:style-name="P21">Unesite do 10 brojeva (niz1): <text:span text:style-name="T15">1abcaa 5g6g7g</text:span></text:p>
      <text:p text:style-name="P12"><text:tab/>(string nakon znakovne transformacije: 1abc 5g67)</text:p>
      <text:p text:style-name="P22">Transformisan niz: <text:s/>60024 314263</text:p>
      <text:p text:style-name="P1"/>
      <text:p text:style-name="P16">Bodovanje zadatka će u velikoj meri zavisiti od procenta uspešnih testova.</text:p>
      <text:p text:style-name="P17"><text:soft-page-break/>Napomena: ukoliko testovi koji ne treba da izazovu grešku ne prolaze, testovi koji treba da izazovu grešku se ne uzimaju kao validni.</text:p>
      <text:p text:style-name="P15"/>
      <text:p text:style-name="P15">Pored testova koji su unapred dati (automatizovano testiranje sa <text:span text:style-name="T8">./</text:span><text:span text:style-name="T9">t</text:span><text:span text:style-name="T8">estiraj.sh </text:span><text:span text:style-name="T9">zad.S</text:span>), prilikom pregledanja <text:span text:style-name="T13">rešenje</text:span> će se testirati sa još dodatnih testova, te je potrebno testirati i sa drugim ulazima<text:span text:style-name="T13">.</text:span></text:p>
      <text:p text:style-name="P15"><text:span text:style-name="T13">Napomena: </text:span><text:span text:style-name="T9">t</text:span><text:span text:style-name="T8">estiraj.sh</text:span><text:span text:style-name="T12"> ima smisla pokretati tek kada je zadatak završen.</text:span></text:p>
      <text:p text:style-name="Standard"/>
      <text:p text:style-name="Standard">Za<text:bookmark-start text:name="__DdeLink__728_883297939"/> <text:bookmark-end text:name="__DdeLink__728_883297939"/>kompletno odrađen zadatak se dobija <text:span text:style-name="T12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8T04:57:47.851578367</dc:date>
    <meta:editing-duration>PT21H52M45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52" meta:character-count="2893" meta:non-whitespace-character-count="2464"/>
  </office:meta>
</office:document-meta>
</file>